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780000004382D983604D45218B3.png" manifest:media-type="image/png"/>
  <manifest:file-entry manifest:full-path="Pictures/100000010000078000000438235FC225BBF53A6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SP_Le-patin-helvete" svg:font-family="OSP_Le-patin-helvete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OBS--F02" draw:fill-image-width="0cm" draw:fill-image-height="0cm" style:repeat="stretch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OBS--F01" draw:fill-image-width="0cm" draw:fill-image-height="0cm" style:repeat="stretch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auto-grow-height="false" fo:min-height="2.629cm"/>
      <style:paragraph-properties style:writing-mode="lr-tb"/>
    </style:style>
    <style:style style:name="pr2" style:family="presentation" style:parent-style-name="Standard-subtitle">
      <style:graphic-properties draw:fill-color="#ffffff" draw:auto-grow-height="true" fo:min-height="2.315cm"/>
      <style:paragraph-properties style:writing-mode="lr-tb"/>
    </style:style>
    <style:style style:name="pr3" style:family="presentation" style:parent-style-name="Standard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Standard-subtitle">
      <style:graphic-properties draw:fill-color="#ffffff" draw:auto-grow-height="true" fo:min-height="9.915cm"/>
      <style:paragraph-properties style:writing-mode="lr-tb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start"/>
      <style:text-properties fo:font-size="28pt"/>
    </style:style>
    <style:style style:name="P3" style:family="paragraph">
      <loext:graphic-properties draw:fill-color="#ffffff"/>
      <style:paragraph-properties fo:text-align="start"/>
      <style:text-properties fo:font-size="28pt"/>
    </style:style>
    <style:style style:name="P4" style:family="paragraph">
      <style:paragraph-properties fo:text-align="start"/>
      <style:text-properties style:text-position="0% 100%" fo:font-size="16pt" fo:letter-spacing="normal"/>
    </style:style>
    <style:style style:name="P5" style:family="paragraph">
      <loext:graphic-properties draw:fill-color="#ffffff"/>
      <style:paragraph-properties fo:text-align="start"/>
      <style:text-properties style:text-position="0% 100%" fo:font-size="16pt" fo:letter-spacing="normal" style:font-size-asian="28pt" style:font-size-complex="28pt"/>
    </style:style>
    <style:style style:name="P6" style:family="paragraph">
      <loext:graphic-properties draw:fill-color="#ffffff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paragraph-properties fo:text-align="start"/>
      <style:text-properties fo:font-size="32pt"/>
    </style:style>
    <style:style style:name="P9" style:family="paragraph">
      <loext:graphic-properties draw:fill-color="#ffffff"/>
      <style:paragraph-properties fo:text-align="start"/>
      <style:text-properties fo:font-size="32pt" style:font-size-asian="22pt" style:font-size-complex="22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15pt" style:font-size-asian="28pt" style:font-size-complex="28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14cm" svg:height="3.473cm" svg:x="12cm" svg:y="0.206cm" presentation:class="title" presentation:user-transformed="true">
          <draw:text-box>
            <text:p><text:span text:style-name="T1">TITLE</text:span></text:p>
          </draw:text-box>
        </draw:frame>
        <draw:frame presentation:style-name="pr2" draw:text-style-name="P3" draw:layer="layout" svg:width="16cm" svg:height="2.315cm" svg:x="11cm" svg:y="3.685cm" presentation:class="subtitle" presentation:user-transformed="true">
          <draw:text-box>
            <text:p text:style-name="P2">Subtitle</text:p>
          </draw:text-box>
        </draw:frame>
        <draw:frame presentation:style-name="pr2" draw:text-style-name="P5" draw:layer="layout" svg:width="16cm" svg:height="2.315cm" svg:x="11cm" svg:y="6.086cm">
          <draw:text-box>
            <text:p text:style-name="P4"><text:span text:style-name="T2">Authornam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1T0">
        <draw:frame presentation:style-name="pr1" draw:text-style-name="P7" draw:layer="layout" svg:width="25.199cm" svg:height="3.473cm" svg:x="1.4cm" svg:y="0.206cm" presentation:class="title" presentation:user-transformed="true">
          <draw:text-box>
            <text:p><text:span text:style-name="T3">Slide Title</text:span></text:p>
          </draw:text-box>
        </draw:frame>
        <draw:frame presentation:style-name="pr4" draw:text-style-name="P9" draw:layer="layout" svg:width="22.6cm" svg:height="9.915cm" svg:x="3.4cm" svg:y="3.685cm" presentation:class="subtitle" presentation:user-transformed="true">
          <draw:text-box>
            <text:p text:style-name="P8"><text:span text:style-name="T4">Presentation content</text:span></text:p>
            <text:p text:style-name="P8"><text:span text:style-name="T4"/></text:p>
            <text:list text:style-name="L2">
              <text:list-item>
                <text:p text:style-name="P8"><text:span text:style-name="T4">Point 1</text:span></text:p>
              </text:list-item>
              <text:list-item>
                <text:p text:style-name="P8"><text:span text:style-name="T4">Point 2</text:span></text:p>
                <text:list>
                  <text:list-item>
                    <text:p text:style-name="P8"><text:span text:style-name="T4">Point 2.A</text:span></text:p>
                    <text:list>
                      <text:list-item>
                        <text:p text:style-name="P8"><text:span text:style-name="T4">Point 2.A.I</text:span></text:p>
                      </text:list-item>
                      <text:list-item>
                        <text:p text:style-name="P8"><text:span text:style-name="T4">Point 2.A.II</text:span></text:p>
                      </text:list-item>
                    </text:list>
                  </text:list-item>
                </text:list>
              </text:list-item>
              <text:list-item>
                <text:p text:style-name="P8"><text:span text:style-name="T4">Point 3</text:span></text:p>
              </text:list-item>
            </text:list>
          </draw:text-box>
        </draw:frame>
        <presentation:notes draw:style-name="dp4">
          <draw:page-thumbnail draw:style-name="gr1" draw:layer="layout" svg:width="18.624cm" svg:height="10.476cm" svg:x="1.482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SP_Le-patin-helvete" svg:font-family="OSP_Le-patin-helvete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fill-image draw:name="OBS--F01" xlink:href="Pictures/100000010000078000000438235FC225BBF53A63.png" xlink:type="simple" xlink:show="embed" xlink:actuate="onLoad"/>
    <draw:fill-image draw:name="OBS--F02" xlink:href="Pictures/1000000100000780000004382D983604D45218B3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OSP_Le-patin-helvete" style:font-family-complex="OSP_Le-patin-helvete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OSP_Le-patin-helvete" style:font-family-complex="OSP_Le-patin-helvete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OSP_Le-patin-helvete" style:font-family-complex="OSP_Le-patin-helvete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horizontal-align="left" draw:textarea-vertical-align="top" draw:auto-grow-height="false" draw:auto-grow-width="false" draw:shadow-color="#000000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center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OSP_Le-patin-helvete" style:font-family-complex="OSP_Le-patin-helvete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color="#ff8000" draw:textarea-vertical-align="middle" draw:shadow-color="#000000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text-transform="uppercase" fo:color="#111111" loext:opacity="100%" loext:color-lum-mod="100%" loext:color-lum-off="0%" style:text-outline="tru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OSP_Le-patin-helvete" style:font-family-complex="OSP_Le-patin-helvete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Foliennumm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8.624cm" svg:height="10.476cm" svg:x="1.482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4T14:25:36.275740105</meta:creation-date>
    <dc:date>2022-12-04T17:41:53.352220804</dc:date>
    <meta:editing-duration>PT3H16M13S</meta:editing-duration>
    <meta:editing-cycles>10</meta:editing-cycles>
    <meta:generator>LibreOffice/7.4.3.2$Linux_X86_64 LibreOffice_project/40$Build-2</meta:generator>
    <meta:document-statistic meta:object-count="30"/>
  </office:meta>
</office:document-meta>
</file>